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9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aecf00" draw:textarea-horizontal-align="justify" draw:textarea-vertical-align="middle" draw:auto-grow-height="false" fo:min-height="1.274cm" fo:min-width="4.961cm"/>
    </style:style>
    <style:style style:name="gr5" style:family="graphic" style:parent-style-name="standard">
      <style:graphic-properties svg:stroke-color="#996633"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svg:stroke-width="0.152cm" draw:marker-start="Arrowheads_20_1" draw:marker-start-width="0.527cm" draw:marker-end="Arrowheads_20_1" draw:marker-end-width="0.527cm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3cm"/>
    </style:style>
    <style:style style:name="gr10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04cm"/>
    </style:style>
    <style:style style:name="gr13" style:family="graphic" style:parent-style-name="objectwithoutfill">
      <style:graphic-properties svg:stroke-width="0.152cm" svg:stroke-color="#b2b2b2" draw:marker-start="Arrowheads_20_1" draw:marker-start-width="0.427cm" draw:marker-end="Arrowheads_20_1" draw:marker-end-width="0.427cm" draw:fill="none" draw:textarea-vertical-align="middle" fo:padding-top="0.2cm" fo:padding-bottom="0.2cm" fo:padding-left="0.325cm" fo:padding-right="0.325cm"/>
    </style:style>
    <style:style style:name="gr1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556cm" fo:min-width="1.7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3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93cm" svg:height="5.927cm" svg:x="2.668cm" svg:y="7.223cm">
          <text:p text:style-name="P1"><text:span text:style-name="T1">Internet Bank</text:span></text:p>
          <text:p text:style-name="P1"><text:span text:style-name="T1"/></text:p>
          <text:p text:style-name="P1"><text:span text:style-name="T2">on Play Framework</text:span></text:p>
          <text:p text:style-name="P1"><text:span text:style-name="T2">on JVM</text:span></text:p>
          <text:p text:style-name="P1"><text:span text:style-name="T2">(no app server)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1cm" svg:height="1.072cm" svg:x="2.964cm" svg:y="6.742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99cm" svg:height="1.284cm" svg:x="2.964cm" svg:y="12.162cm">
          <text:p text:style-name="P1">Integration layer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5.461cm" svg:height="1.524cm" svg:x="1.308cm" svg:y="17.002cm">
          <text:p text:style-name="P1">Core bank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58cm" svg:height="1.549cm" draw:transform="rotate (1.55334303427495) translate (1.762cm 11.246cm)">
          <text:p text:style-name="P1">Loggin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28cm" svg:height="3.359cm" svg:x="13.468cm" svg:y="9.001cm">
          <text:p text:style-name="P1">Internet</text:p>
          <text:p text:style-name="P1">Bank</text:p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2" draw:layer="layout" svg:width="4.149cm" svg:height="1.58cm" svg:x="15.161cm" svg:y="6.207cm">
          <text:p text:style-name="P1"><text:span text:style-name="T3">Any vendor, </text:span></text:p>
          <text:p text:style-name="P1"><text:span text:style-name="T3">supporting JDBC</text:span></text:p>
          <draw:enhanced-geometry svg:viewBox="0 0 21600 21600" draw:text-areas="800 800 20800 20800" draw:type="round-rectangular-callout" draw:modifiers="3060.43373493976 36191.2713472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" draw:text-style-name="P1" draw:layer="layout" svg:x1="11.563cm" svg:y1="10.525cm" svg:x2="13.341cm" svg:y2="10.525cm">
          <text:p/>
        </draw:line>
        <draw:line draw:style-name="gr8" draw:text-style-name="P1" draw:layer="layout" svg:x1="1.254cm" svg:y1="4.556cm" svg:x2="19.542cm" svg:y2="4.556cm">
          <text:p/>
        </draw:line>
        <draw:frame draw:style-name="gr9" draw:layer="layout" svg:width="4.553cm" svg:height="0.962cm" svg:x="15.097cm" svg:y="3.54cm">
          <draw:text-box>
            <text:p>Public Internet</text:p>
          </draw:text-box>
        </draw:frame>
        <draw:custom-shape draw:style-name="gr10" draw:text-style-name="P1" draw:layer="layout" svg:width="8.509cm" svg:height="2.286cm" svg:x="2.778cm" svg:y="2.651cm">
          <text:p text:style-name="P1">HTTP frontend server</text:p>
          <text:p text:style-name="P1"><text:span text:style-name="T4">(Apache, Nginx, etc)</text:span></text:p>
          <text:p text:style-name="P1"><text:span text:style-name="T4">stateless load balancing, SSL, etc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042cm" svg:y1="5.191cm" svg:x2="7.042cm" svg:y2="6.588cm">
          <text:p/>
        </draw:line>
        <draw:custom-shape draw:style-name="gr11" draw:text-style-name="P1" xml:id="id2" draw:id="id2" draw:layer="layout" svg:width="5.461cm" svg:height="1.524cm" svg:x="7.277cm" svg:y="17.002cm">
          <text:p text:style-name="P1">Cards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572cm" svg:height="1.524cm" svg:x="13.373cm" svg:y="17.002cm">
          <text:p text:style-name="P1">CRM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.254cm" svg:y1="15.224cm" svg:x2="19.542cm" svg:y2="15.224cm">
          <text:p/>
        </draw:line>
        <draw:frame draw:style-name="gr12" draw:layer="layout" svg:width="6.704cm" svg:height="0.962cm" svg:x="13.065cm" svg:y="15.278cm">
          <draw:text-box>
            <text:p>Bank internal systems</text:p>
          </draw:text-box>
        </draw:frame>
        <draw:line draw:style-name="gr7" draw:text-style-name="P1" draw:layer="layout" svg:x1="4.048cm" svg:y1="13.446cm" svg:x2="4.048cm" svg:y2="17.002cm">
          <text:p/>
        </draw:line>
        <draw:line draw:style-name="gr7" draw:text-style-name="P1" draw:layer="layout" svg:x1="7.042cm" svg:y1="5.192cm" svg:x2="7.042cm" svg:y2="6.589cm">
          <text:p/>
        </draw:line>
        <draw:line draw:style-name="gr7" draw:text-style-name="P1" draw:layer="layout" svg:x1="7.096cm" svg:y1="13.446cm" svg:x2="9.382cm" svg:y2="17.002cm">
          <text:p/>
        </draw:line>
        <draw:line draw:style-name="gr7" draw:text-style-name="P1" draw:layer="layout" svg:x1="10.144cm" svg:y1="13.446cm" svg:x2="13.573cm" svg:y2="17.002cm">
          <text:p/>
        </draw:line>
        <draw:connector draw:style-name="gr13" draw:text-style-name="P1" draw:layer="layout" draw:type="curve" draw:line-skew="0.9cm" svg:x1="4.038cm" svg:y1="18.526cm" svg:x2="10.007cm" svg:y2="18.526cm" draw:start-shape="id1" draw:start-glue-point="2" draw:end-shape="id2" draw:end-glue-point="2" svg:d="M4038 18526c0 2101 5969 2101 5969 0" svg:viewBox="0 0 5970 1577">
          <text:p/>
        </draw:connector>
        <draw:frame draw:style-name="gr14" draw:text-style-name="P3" draw:layer="layout" svg:width="2.238cm" svg:height="0.806cm" draw:transform="rotate (-1.01281456493231) translate (8.415cm 14.081cm)">
          <draw:text-box>
            <text:p><text:span text:style-name="T4">optional</text:span></text:p>
          </draw:text-box>
        </draw:frame>
        <draw:frame draw:style-name="gr15" draw:text-style-name="P3" draw:layer="layout" svg:width="2.238cm" svg:height="0.806cm" draw:transform="rotate (-0.877027949127151) translate (11.653cm 13.75cm)">
          <draw:text-box>
            <text:p><text:span text:style-name="T4">optional</text:span></text:p>
          </draw:text-box>
        </draw:frame>
        <draw:frame draw:style-name="gr16" draw:layer="layout" svg:width="1.56cm" svg:height="0.962cm" svg:x="7.187cm" svg:y="5.372cm">
          <draw:text-box>
            <text:p>http</text:p>
          </draw:text-box>
        </draw:frame>
        <draw:frame draw:style-name="gr17" draw:layer="layout" svg:width="1.662cm" svg:height="0.962cm" svg:x="11.684cm" svg:y="9.436cm">
          <draw:text-box>
            <text:p>jdbc</text:p>
          </draw:text-box>
        </draw:frame>
        <draw:custom-shape draw:style-name="gr6" draw:text-style-name="P4" draw:layer="layout" svg:width="4.064cm" svg:height="1.905cm" svg:x="15.859cm" svg:y="12.938cm">
          <text:p text:style-name="P1"><text:span text:style-name="T5">Stores users, </text:span></text:p>
          <text:p text:style-name="P1"><text:span text:style-name="T5">password hashes, </text:span></text:p>
          <text:p text:style-name="P1"><text:span text:style-name="T5">Payments</text:span><text:span text:style-name="T5"><text:line-break/></text:span><text:span text:style-name="T5">(for quick searches)</text:span></text:p>
          <draw:enhanced-geometry svg:viewBox="0 0 21600 21600" draw:text-areas="800 800 20800 20800" draw:type="round-rectangular-callout" draw:modifiers="2810.92250922509 -6618.25813221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3T11:58:56.083510803</meta:creation-date>
    <meta:generator>LibreOffice/4.3.3.2$Linux_X86_64 LibreOffice_project/430m0$Build-2</meta:generator>
    <dc:date>2015-04-19T10:25:17.554914711</dc:date>
    <meta:editing-duration>PT22M13S</meta:editing-duration>
    <meta:editing-cycles>6</meta:editing-cycles>
    <meta:document-statistic meta:object-count="26"/>
  </office:meta>
</office:document-meta>
</file>